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Handwriting" fo:font-size="12pt" officeooo:paragraph-rsid="00e6a7f5" style:font-size-asian="12pt" style:font-size-complex="12pt"/>
    </style:style>
    <style:style style:name="P2" style:family="paragraph" style:parent-style-name="Standard_20__28_user_29_">
      <style:text-properties style:font-name="Handwriting" fo:font-size="12pt" fo:font-style="normal" officeooo:rsid="00df111a" officeooo:paragraph-rsid="00e6a7f5" style:font-size-asian="12pt" style:font-style-asian="normal" style:font-size-complex="12pt" style:font-style-complex="normal"/>
    </style:style>
    <style:style style:name="P3" style:family="paragraph" style:parent-style-name="Standard">
      <style:text-properties style:font-name="Handwriting" fo:font-size="12pt" fo:font-weight="bold" officeooo:rsid="00926d74" officeooo:paragraph-rsid="00926d74" style:font-size-asian="12pt" style:font-weight-asian="bold" style:font-size-complex="12pt" style:font-weight-complex="bold"/>
    </style:style>
    <style:style style:name="P4" style:family="paragraph" style:parent-style-name="Standard">
      <style:text-properties style:font-name="Handwriting" fo:font-size="12pt" fo:font-style="italic" officeooo:paragraph-rsid="008f7e89" style:font-size-asian="12pt" style:font-style-asian="italic" style:font-size-complex="12pt" style:font-style-complex="italic"/>
    </style:style>
    <style:style style:name="P5" style:family="paragraph" style:parent-style-name="Standard">
      <style:text-properties style:font-name="Handwriting" fo:font-size="12pt" fo:font-style="italic" officeooo:rsid="008f7e89" officeooo:paragraph-rsid="008f7e89" style:font-size-asian="12pt" style:font-style-asian="italic" style:font-size-complex="12pt" style:font-style-complex="italic"/>
    </style:style>
    <style:style style:name="P6" style:family="paragraph" style:parent-style-name="Standard">
      <style:text-properties style:font-name="Handwriting" fo:font-size="12pt" style:font-size-asian="12pt" style:font-size-complex="12pt"/>
    </style:style>
    <style:style style:name="P7" style:family="paragraph" style:parent-style-name="Standard">
      <style:text-properties style:font-name="Handwriting" fo:font-size="12pt" officeooo:rsid="00926d74" officeooo:paragraph-rsid="00926d74" style:font-size-asian="12pt" style:font-size-complex="12pt"/>
    </style:style>
    <style:style style:name="P8" style:family="paragraph" style:parent-style-name="Standard">
      <style:text-properties style:font-name="Handwriting" fo:font-size="12pt" officeooo:paragraph-rsid="00926d74" style:font-size-asian="12pt" style:font-size-complex="12pt"/>
    </style:style>
    <style:style style:name="P9" style:family="paragraph" style:parent-style-name="Standard">
      <style:text-properties style:font-name="Handwriting" fo:font-size="12pt" officeooo:paragraph-rsid="008f7e89" style:font-size-asian="12pt" style:font-size-complex="12pt"/>
    </style:style>
    <style:style style:name="P10" style:family="paragraph" style:parent-style-name="Standard">
      <style:text-properties style:font-name="Handwriting" fo:font-size="12pt" officeooo:rsid="001b7e08" officeooo:paragraph-rsid="001b7e08" style:font-size-asian="12pt" style:font-size-complex="12pt"/>
    </style:style>
    <style:style style:name="P11" style:family="paragraph" style:parent-style-name="Standard">
      <style:text-properties style:font-name="Handwriting" fo:font-size="12pt" officeooo:rsid="001b7e08" officeooo:paragraph-rsid="00890671" style:font-size-asian="12pt" style:font-size-complex="12pt"/>
    </style:style>
    <style:style style:name="P12" style:family="paragraph" style:parent-style-name="Standard">
      <style:text-properties style:font-name="Handwriting" fo:font-size="12pt" officeooo:paragraph-rsid="0040b5ec" style:font-size-asian="12pt" style:font-size-complex="12pt"/>
    </style:style>
    <style:style style:name="P13" style:family="paragraph" style:parent-style-name="Standard">
      <style:text-properties style:font-name="Handwriting" fo:font-size="12pt" officeooo:rsid="0080a840" officeooo:paragraph-rsid="0080a840" style:font-size-asian="12pt" style:font-size-complex="12pt"/>
    </style:style>
    <style:style style:name="P14" style:family="paragraph" style:parent-style-name="Standard">
      <style:text-properties style:font-name="Handwriting" fo:font-size="12pt" officeooo:paragraph-rsid="00983878" style:font-size-asian="12pt" style:font-size-complex="12pt"/>
    </style:style>
    <style:style style:name="P15" style:family="paragraph" style:parent-style-name="Standard">
      <style:text-properties style:font-name="Handwriting" fo:font-size="12pt" officeooo:rsid="001fb5df" officeooo:paragraph-rsid="001fb5df" style:font-size-asian="12pt" style:font-size-complex="12pt"/>
    </style:style>
    <style:style style:name="P16" style:family="paragraph" style:parent-style-name="Standard">
      <style:text-properties style:font-name="Handwriting" fo:font-size="12pt" officeooo:rsid="00830799" officeooo:paragraph-rsid="00830799" style:font-size-asian="12pt" style:font-size-complex="12pt"/>
    </style:style>
    <style:style style:name="P17" style:family="paragraph" style:parent-style-name="Standard">
      <style:text-properties style:font-name="Handwriting" fo:font-size="12pt" officeooo:paragraph-rsid="00830799" style:font-size-asian="12pt" style:font-size-complex="12pt"/>
    </style:style>
    <style:style style:name="P18" style:family="paragraph" style:parent-style-name="Standard">
      <style:text-properties style:font-name="Handwriting" fo:font-size="12pt" officeooo:paragraph-rsid="00833275" style:font-size-asian="12pt" style:font-size-complex="12pt"/>
    </style:style>
    <style:style style:name="P19" style:family="paragraph" style:parent-style-name="Standard">
      <style:text-properties style:font-name="Handwriting" fo:font-size="12pt" officeooo:rsid="00850dba" officeooo:paragraph-rsid="00850dba" style:font-size-asian="12pt" style:font-size-complex="12pt"/>
    </style:style>
    <style:style style:name="P20" style:family="paragraph" style:parent-style-name="Standard">
      <style:text-properties style:font-name="Handwriting" fo:font-size="12pt" officeooo:rsid="0089ef09" officeooo:paragraph-rsid="0089ef09" style:font-size-asian="12pt" style:font-size-complex="12pt"/>
    </style:style>
    <style:style style:name="P21" style:family="paragraph" style:parent-style-name="Standard">
      <style:text-properties style:font-name="Handwriting" fo:font-size="12pt" officeooo:rsid="001acffe" officeooo:paragraph-rsid="00890671" style:font-size-asian="12pt" style:font-size-complex="12pt"/>
    </style:style>
    <style:style style:name="P22" style:family="paragraph" style:parent-style-name="Standard">
      <style:text-properties style:font-name="Handwriting" fo:font-size="12pt" officeooo:rsid="006a233f" officeooo:paragraph-rsid="00890671" style:font-size-asian="12pt" style:font-size-complex="12pt"/>
    </style:style>
    <style:style style:name="P23" style:family="paragraph" style:parent-style-name="Standard">
      <style:text-properties style:font-name="Handwriting" fo:font-size="12pt" officeooo:rsid="0023a440" officeooo:paragraph-rsid="00890671" style:font-size-asian="12pt" style:font-size-complex="12pt"/>
    </style:style>
    <style:style style:name="P24" style:family="paragraph" style:parent-style-name="Standard">
      <style:text-properties style:font-name="Handwriting" fo:font-size="12pt" officeooo:rsid="0087681c" officeooo:paragraph-rsid="00890671" style:font-size-asian="12pt" style:font-size-complex="12pt"/>
    </style:style>
    <style:style style:name="P25" style:family="paragraph" style:parent-style-name="Standard">
      <style:text-properties style:font-name="Handwriting" fo:font-size="12pt" officeooo:rsid="0029372b" officeooo:paragraph-rsid="0029372b" style:font-size-asian="12pt" style:font-size-complex="12pt"/>
    </style:style>
    <style:style style:name="P26" style:family="paragraph" style:parent-style-name="Standard">
      <style:text-properties style:font-name="Handwriting" fo:font-size="12pt" officeooo:rsid="00992e57" officeooo:paragraph-rsid="00983878" style:font-size-asian="12pt" style:font-size-complex="12pt"/>
    </style:style>
    <style:style style:name="P27" style:family="paragraph" style:parent-style-name="Standard">
      <style:text-properties style:font-name="Handwriting" fo:font-size="12pt" officeooo:rsid="00992e57" officeooo:paragraph-rsid="00aa9534" style:font-size-asian="12pt" style:font-size-complex="12pt"/>
    </style:style>
    <style:style style:name="P28" style:family="paragraph" style:parent-style-name="Standard">
      <style:text-properties style:font-name="Handwriting" fo:font-size="12pt" officeooo:rsid="00992e57" officeooo:paragraph-rsid="00ac5054" style:font-size-asian="12pt" style:font-size-complex="12pt"/>
    </style:style>
    <style:style style:name="P29" style:family="paragraph" style:parent-style-name="Standard">
      <style:text-properties style:font-name="Handwriting" fo:font-size="12pt" officeooo:paragraph-rsid="00ac5054" style:font-size-asian="12pt" style:font-size-complex="12pt"/>
    </style:style>
    <style:style style:name="P30" style:family="paragraph" style:parent-style-name="Standard">
      <style:text-properties style:font-name="Handwriting" fo:font-size="12pt" officeooo:rsid="00adda91" officeooo:paragraph-rsid="00adda91" style:font-size-asian="12pt" style:font-size-complex="12pt"/>
    </style:style>
    <style:style style:name="P31" style:family="paragraph" style:parent-style-name="Standard">
      <style:text-properties style:font-name="Handwriting" fo:font-size="12pt" officeooo:rsid="00c79665" officeooo:paragraph-rsid="00dc1436" style:font-size-asian="12pt" style:font-size-complex="12pt"/>
    </style:style>
    <style:style style:name="P32" style:family="paragraph" style:parent-style-name="Standard">
      <style:text-properties style:font-name="Handwriting" fo:font-size="12pt" officeooo:rsid="004cf304" officeooo:paragraph-rsid="00983878" style:font-size-asian="12pt" style:font-size-complex="12pt"/>
    </style:style>
    <style:style style:name="P33" style:family="paragraph" style:parent-style-name="Standard">
      <style:text-properties style:font-name="Handwriting" fo:font-size="12pt" officeooo:paragraph-rsid="00cc8410" style:font-size-asian="12pt" style:font-size-complex="12pt"/>
    </style:style>
    <style:style style:name="P34" style:family="paragraph" style:parent-style-name="Standard">
      <style:text-properties style:font-name="Handwriting" fo:font-size="12pt" officeooo:paragraph-rsid="00cf0c39" style:font-size-asian="12pt" style:font-size-complex="12pt"/>
    </style:style>
    <style:style style:name="P35" style:family="paragraph" style:parent-style-name="Standard">
      <style:text-properties style:font-name="Handwriting" fo:font-size="12pt" officeooo:paragraph-rsid="00d1d023" style:font-size-asian="12pt" style:font-size-complex="12pt"/>
    </style:style>
    <style:style style:name="P36" style:family="paragraph" style:parent-style-name="Standard">
      <style:text-properties style:font-name="Handwriting" fo:font-size="12pt" officeooo:rsid="00de1a3f" officeooo:paragraph-rsid="00e2801e" style:font-size-asian="12pt" style:font-size-complex="12pt"/>
    </style:style>
    <style:style style:name="P37" style:family="paragraph" style:parent-style-name="Standard">
      <style:text-properties style:font-name="Handwriting" fo:font-size="12pt" officeooo:paragraph-rsid="00e2801e" style:font-size-asian="12pt" style:font-size-complex="12pt"/>
    </style:style>
    <style:style style:name="P38" style:family="paragraph" style:parent-style-name="Standard">
      <style:text-properties style:font-name="Handwriting" fo:font-size="12pt" officeooo:paragraph-rsid="00ec0f55" style:font-size-asian="12pt" style:font-size-complex="12pt"/>
    </style:style>
    <style:style style:name="P39" style:family="paragraph" style:parent-style-name="Standard">
      <style:text-properties style:font-name="Handwriting" fo:font-size="12pt" officeooo:paragraph-rsid="00f78458" style:font-size-asian="12pt" style:font-size-complex="12pt"/>
    </style:style>
    <style:style style:name="P40" style:family="paragraph" style:parent-style-name="Standard">
      <style:text-properties style:font-name="Handwriting" fo:font-size="12pt" officeooo:rsid="00f78458" officeooo:paragraph-rsid="00f78458" style:font-size-asian="12pt" style:font-size-complex="12pt"/>
    </style:style>
    <style:style style:name="P41" style:family="paragraph" style:parent-style-name="Standard">
      <style:text-properties style:font-name="Handwriting" fo:font-size="12pt" officeooo:rsid="010c93a1" officeooo:paragraph-rsid="010c93a1" style:font-size-asian="12pt" style:font-size-complex="12pt"/>
    </style:style>
    <style:style style:name="P42" style:family="paragraph" style:parent-style-name="Standard">
      <style:text-properties style:font-name="Handwriting" fo:font-size="12pt" officeooo:rsid="0110603e" officeooo:paragraph-rsid="0110603e" style:font-size-asian="12pt" style:font-size-complex="12pt"/>
    </style:style>
    <style:style style:name="P43" style:family="paragraph" style:parent-style-name="Standard">
      <style:text-properties style:font-name="Handwriting" fo:font-size="12pt" fo:font-style="normal" officeooo:rsid="00ac5054" officeooo:paragraph-rsid="00ac5054" style:font-size-asian="12pt" style:font-style-asian="normal" style:font-size-complex="12pt" style:font-style-complex="normal"/>
    </style:style>
    <style:style style:name="P44" style:family="paragraph" style:parent-style-name="Standard">
      <style:text-properties style:font-name="Handwriting" fo:font-size="12pt" fo:font-style="normal" officeooo:rsid="00b3450d" officeooo:paragraph-rsid="00ac5054" style:font-size-asian="12pt" style:font-style-asian="normal" style:font-size-complex="12pt" style:font-style-complex="normal"/>
    </style:style>
    <style:style style:name="P45" style:family="paragraph" style:parent-style-name="Standard">
      <style:text-properties style:font-name="Handwriting" fo:font-size="12pt" fo:font-style="normal" officeooo:rsid="00c321f9" officeooo:paragraph-rsid="00adda91" style:font-size-asian="12pt" style:font-style-asian="normal" style:font-size-complex="12pt" style:font-style-complex="normal"/>
    </style:style>
    <style:style style:name="P46" style:family="paragraph" style:parent-style-name="Standard">
      <style:text-properties style:font-name="Handwriting" fo:font-size="12pt" fo:font-style="normal" officeooo:rsid="00cd15bf" officeooo:paragraph-rsid="00cc8410" style:font-size-asian="12pt" style:font-style-asian="normal" style:font-size-complex="12pt" style:font-style-complex="normal"/>
    </style:style>
    <style:style style:name="P47" style:family="paragraph" style:parent-style-name="Standard">
      <style:text-properties style:font-name="Handwriting" fo:font-size="12pt" fo:font-style="normal" officeooo:rsid="00cf1b02" officeooo:paragraph-rsid="00cf0c39" style:font-size-asian="12pt" style:font-style-asian="normal" style:font-size-complex="12pt" style:font-style-complex="normal"/>
    </style:style>
    <style:style style:name="P48" style:family="paragraph" style:parent-style-name="Standard">
      <style:text-properties style:font-name="Handwriting" fo:font-size="12pt" fo:font-style="normal" officeooo:rsid="00d1d023" officeooo:paragraph-rsid="00d1d023" style:font-size-asian="12pt" style:font-style-asian="normal" style:font-size-complex="12pt" style:font-style-complex="normal"/>
    </style:style>
    <style:style style:name="P49" style:family="paragraph" style:parent-style-name="Standard">
      <style:text-properties style:font-name="Handwriting" fo:font-size="12pt" fo:font-style="normal" officeooo:rsid="00d63414" officeooo:paragraph-rsid="00d1d023" style:font-size-asian="12pt" style:font-style-asian="normal" style:font-size-complex="12pt" style:font-style-complex="normal"/>
    </style:style>
    <style:style style:name="P50" style:family="paragraph" style:parent-style-name="Standard">
      <style:text-properties style:font-name="Handwriting" fo:font-size="12pt" fo:font-style="normal" officeooo:rsid="00669763" officeooo:paragraph-rsid="00d1d023" style:font-size-asian="12pt" style:font-style-asian="normal" style:font-size-complex="12pt" style:font-style-complex="normal"/>
    </style:style>
    <style:style style:name="P51" style:family="paragraph" style:parent-style-name="Standard">
      <style:text-properties style:font-name="Handwriting" fo:font-size="12pt" fo:font-style="normal" officeooo:rsid="00669763" officeooo:paragraph-rsid="00669763" style:font-size-asian="12pt" style:font-style-asian="normal" style:font-size-complex="12pt" style:font-style-complex="normal"/>
    </style:style>
    <style:style style:name="P52" style:family="paragraph" style:parent-style-name="Standard">
      <style:text-properties style:font-name="Handwriting" fo:font-size="12pt" fo:font-style="normal" officeooo:rsid="00de1a3f" officeooo:paragraph-rsid="00de1a3f" style:font-size-asian="12pt" style:font-style-asian="normal" style:font-size-complex="12pt" style:font-style-complex="normal"/>
    </style:style>
    <style:style style:name="P53" style:family="paragraph" style:parent-style-name="Standard">
      <style:text-properties style:font-name="Handwriting" fo:font-size="12pt" fo:font-style="normal" officeooo:rsid="00e67053" officeooo:paragraph-rsid="00e67053" style:font-size-asian="12pt" style:font-style-asian="normal" style:font-size-complex="12pt" style:font-style-complex="normal"/>
    </style:style>
    <style:style style:name="P54" style:family="paragraph" style:parent-style-name="Standard">
      <style:text-properties style:font-name="Handwriting" fo:font-size="12pt" fo:font-style="normal" officeooo:rsid="00e88d42" officeooo:paragraph-rsid="00e88d42" style:font-size-asian="12pt" style:font-style-asian="normal" style:font-size-complex="12pt" style:font-style-complex="normal"/>
    </style:style>
    <style:style style:name="P55" style:family="paragraph" style:parent-style-name="Standard">
      <style:text-properties style:font-name="Handwriting" fo:font-size="12pt" fo:font-style="normal" officeooo:rsid="00efb7a2" officeooo:paragraph-rsid="00ec0f55" style:font-size-asian="12pt" style:font-style-asian="normal" style:font-size-complex="12pt" style:font-style-complex="normal"/>
    </style:style>
    <style:style style:name="P56" style:family="paragraph" style:parent-style-name="Standard">
      <style:text-properties style:font-name="Handwriting" fo:font-size="12pt" fo:font-style="normal" officeooo:rsid="00f420e0" officeooo:paragraph-rsid="00ec0f55" style:font-size-asian="12pt" style:font-style-asian="normal" style:font-size-complex="12pt" style:font-style-complex="normal"/>
    </style:style>
    <style:style style:name="P57" style:family="paragraph" style:parent-style-name="Standard">
      <style:text-properties style:font-name="Handwriting" fo:font-size="12pt" fo:font-style="normal" officeooo:rsid="00f78458" officeooo:paragraph-rsid="00f78458" style:font-size-asian="12pt" style:font-style-asian="normal" style:font-size-complex="12pt" style:font-style-complex="normal"/>
    </style:style>
    <style:style style:name="P58" style:family="paragraph" style:parent-style-name="Standard">
      <style:text-properties style:font-name="Handwriting" fo:font-size="12pt" fo:font-style="normal" officeooo:rsid="00fd3807" officeooo:paragraph-rsid="00f78458" style:font-size-asian="12pt" style:font-style-asian="normal" style:font-size-complex="12pt" style:font-style-complex="normal"/>
    </style:style>
    <style:style style:name="P59" style:family="paragraph" style:parent-style-name="Standard">
      <style:text-properties style:font-name="Handwriting" fo:font-size="12pt" officeooo:rsid="00de1a3f" officeooo:paragraph-rsid="011b728d" style:font-size-asian="12pt" style:font-size-complex="12pt"/>
    </style:style>
    <style:style style:name="P60" style:family="paragraph" style:parent-style-name="Standard">
      <style:text-properties officeooo:paragraph-rsid="00e67053"/>
    </style:style>
    <style:style style:name="P61" style:family="paragraph" style:parent-style-name="Standard">
      <style:text-properties officeooo:paragraph-rsid="00f78458"/>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style="normal" officeooo:rsid="011b728d" style:font-style-asian="normal" style:font-style-complex="normal"/>
    </style:style>
    <style:style style:name="T75" style:family="text">
      <style:text-properties fo:font-style="normal" officeooo:rsid="011f8ec5" style:font-style-asian="normal" style:font-style-complex="normal"/>
    </style:style>
    <style:style style:name="T76" style:family="text">
      <style:text-properties fo:font-style="normal" officeooo:rsid="0121bcf9" style:font-style-asian="normal" style:font-style-complex="normal"/>
    </style:style>
    <style:style style:name="T77" style:family="text">
      <style:text-properties fo:font-style="normal" officeooo:rsid="0127c2d2" style:font-style-asian="normal" style:font-style-complex="normal"/>
    </style:style>
    <style:style style:name="T78" style:family="text">
      <style:text-properties fo:font-weight="bold" style:font-weight-asian="bold" style:font-weight-complex="bold"/>
    </style:style>
    <style:style style:name="T79" style:family="text">
      <style:text-properties fo:font-weight="bold" officeooo:rsid="00833275" style:font-weight-asian="bold" style:font-weight-complex="bold"/>
    </style:style>
    <style:style style:name="T80" style:family="text">
      <style:text-properties fo:font-weight="bold" officeooo:rsid="00830799" style:font-weight-asian="bold" style:font-weight-complex="bold"/>
    </style:style>
    <style:style style:name="T81" style:family="text">
      <style:text-properties officeooo:rsid="006d7b2e"/>
    </style:style>
    <style:style style:name="T82" style:family="text">
      <style:text-properties officeooo:rsid="00850dba"/>
    </style:style>
    <style:style style:name="T83" style:family="text">
      <style:text-properties officeooo:rsid="0042fc8b"/>
    </style:style>
    <style:style style:name="T84" style:family="text">
      <style:text-properties officeooo:rsid="0069ade1"/>
    </style:style>
    <style:style style:name="T85" style:family="text">
      <style:text-properties officeooo:rsid="006d3577"/>
    </style:style>
    <style:style style:name="T86" style:family="text">
      <style:text-properties officeooo:rsid="006ac695"/>
    </style:style>
    <style:style style:name="T87" style:family="text">
      <style:text-properties officeooo:rsid="0072d282"/>
    </style:style>
    <style:style style:name="T88" style:family="text">
      <style:text-properties officeooo:rsid="007029c8"/>
    </style:style>
    <style:style style:name="T89" style:family="text">
      <style:text-properties fo:font-weight="normal" style:font-weight-asian="normal" style:font-weight-complex="normal"/>
    </style:style>
    <style:style style:name="T90" style:family="text">
      <style:text-properties fo:font-weight="normal" officeooo:rsid="008b6c0e" style:font-weight-asian="normal" style:font-weight-complex="normal"/>
    </style:style>
    <style:style style:name="T91" style:family="text">
      <style:text-properties fo:font-weight="normal" officeooo:rsid="008f7e89" style:font-weight-asian="normal" style:font-weight-complex="normal"/>
    </style:style>
    <style:style style:name="T92" style:family="text">
      <style:text-properties fo:font-weight="normal" officeooo:rsid="0079faf4" style:font-weight-asian="normal" style:font-weight-complex="normal"/>
    </style:style>
    <style:style style:name="T93" style:family="text">
      <style:text-properties fo:font-weight="normal" officeooo:rsid="0090678a" style:font-weight-asian="normal" style:font-weight-complex="normal"/>
    </style:style>
    <style:style style:name="T94" style:family="text">
      <style:text-properties fo:font-weight="normal" officeooo:rsid="007a3d40" style:font-weight-asian="normal" style:font-weight-complex="normal"/>
    </style:style>
    <style:style style:name="T95" style:family="text">
      <style:text-properties fo:font-weight="normal" officeooo:rsid="007ae0a5" style:font-weight-asian="normal" style:font-weight-complex="normal"/>
    </style:style>
    <style:style style:name="T96" style:family="text">
      <style:text-properties fo:font-weight="normal" officeooo:rsid="0093ff98" style:font-weight-asian="normal" style:font-weight-complex="normal"/>
    </style:style>
    <style:style style:name="T97" style:family="text">
      <style:text-properties officeooo:rsid="008f7e89"/>
    </style:style>
    <style:style style:name="T98" style:family="text">
      <style:text-properties officeooo:rsid="00a4c643"/>
    </style:style>
    <style:style style:name="T99" style:family="text">
      <style:text-properties officeooo:rsid="00a561be"/>
    </style:style>
    <style:style style:name="T100" style:family="text">
      <style:text-properties officeooo:rsid="00a5f139"/>
    </style:style>
    <style:style style:name="T101" style:family="text">
      <style:text-properties officeooo:rsid="00a76e5e"/>
    </style:style>
    <style:style style:name="T102" style:family="text">
      <style:text-properties officeooo:rsid="00a937d2"/>
    </style:style>
    <style:style style:name="T103" style:family="text">
      <style:text-properties officeooo:rsid="00aa9534"/>
    </style:style>
    <style:style style:name="T104" style:family="text">
      <style:text-properties officeooo:rsid="00ab01af"/>
    </style:style>
    <style:style style:name="T105" style:family="text">
      <style:text-properties officeooo:rsid="00ac5054"/>
    </style:style>
    <style:style style:name="T106" style:family="text">
      <style:text-properties officeooo:rsid="00b21f5e"/>
    </style:style>
    <style:style style:name="T107" style:family="text">
      <style:text-properties officeooo:rsid="00b61489"/>
    </style:style>
    <style:style style:name="T108" style:family="text">
      <style:text-properties officeooo:rsid="00db7052"/>
    </style:style>
    <style:style style:name="T109" style:family="text">
      <style:text-properties officeooo:rsid="00f04484"/>
    </style:style>
    <style:style style:name="T110" style:family="text">
      <style:text-properties officeooo:rsid="00a5a5da"/>
    </style:style>
    <style:style style:name="T111" style:family="text">
      <style:text-properties officeooo:rsid="00eb47e1"/>
    </style:style>
    <style:style style:name="T112" style:family="text">
      <style:text-properties officeooo:rsid="00efe3ad"/>
    </style:style>
    <style:style style:name="T113" style:family="text">
      <style:text-properties officeooo:rsid="0069e185"/>
    </style:style>
    <style:style style:name="T114" style:family="text">
      <style:text-properties officeooo:rsid="0070bfe8"/>
    </style:style>
    <style:style style:name="T115" style:family="text">
      <style:text-properties officeooo:rsid="0089e96f"/>
    </style:style>
    <style:style style:name="T116" style:family="text">
      <style:text-properties officeooo:rsid="00983878"/>
    </style:style>
    <style:style style:name="T117" style:family="text">
      <style:text-properties officeooo:rsid="0081cbfd"/>
    </style:style>
    <style:style style:name="T118" style:family="text">
      <style:text-properties officeooo:rsid="00806393"/>
    </style:style>
    <style:style style:name="T119" style:family="text">
      <style:text-properties officeooo:rsid="0078cca7"/>
    </style:style>
    <style:style style:name="T120" style:family="text">
      <style:text-properties officeooo:rsid="00724d4f"/>
    </style:style>
    <style:style style:name="T121" style:family="text">
      <style:text-properties officeooo:rsid="0071cc01"/>
    </style:style>
    <style:style style:name="T122" style:family="text">
      <style:text-properties officeooo:rsid="00830799"/>
    </style:style>
    <style:style style:name="T123" style:family="text">
      <style:text-properties officeooo:rsid="00833275"/>
    </style:style>
    <style:style style:name="T124" style:family="text">
      <style:text-properties officeooo:rsid="002e4ab7"/>
    </style:style>
    <style:style style:name="T125" style:family="text">
      <style:text-properties officeooo:rsid="004cf304"/>
    </style:style>
    <style:style style:name="T126" style:family="text">
      <style:text-properties officeooo:rsid="00b08ce7"/>
    </style:style>
    <style:style style:name="T127" style:family="text">
      <style:text-properties officeooo:rsid="00992e57"/>
    </style:style>
    <style:style style:name="T128" style:family="text">
      <style:text-properties officeooo:rsid="009f474e"/>
    </style:style>
    <style:style style:name="T129" style:family="text">
      <style:text-properties officeooo:rsid="00a45086"/>
    </style:style>
    <style:style style:name="T130" style:family="text">
      <style:text-properties officeooo:rsid="00c79665"/>
    </style:style>
    <style:style style:name="T131" style:family="text">
      <style:text-properties officeooo:rsid="00caaec8"/>
    </style:style>
    <style:style style:name="T132" style:family="text">
      <style:text-properties officeooo:rsid="00cc8410"/>
    </style:style>
    <style:style style:name="T133" style:family="text">
      <style:text-properties officeooo:rsid="00cab3b6"/>
    </style:style>
    <style:style style:name="T134" style:family="text">
      <style:text-properties officeooo:rsid="0104c710"/>
    </style:style>
    <style:style style:name="T135" style:family="text">
      <style:text-properties style:font-name="Handwriting" fo:font-size="12pt" fo:font-style="normal" officeooo:rsid="00e67053" style:font-size-asian="12pt" style:font-style-asian="normal" style:font-size-complex="12pt" style:font-style-complex="normal"/>
    </style:style>
    <style:style style:name="T136" style:family="text">
      <style:text-properties style:font-name="Handwriting" fo:font-size="12pt" fo:font-style="normal" officeooo:rsid="011d7185" style:font-size-asian="12pt" style:font-style-asian="normal" style:font-size-complex="12pt" style:font-style-complex="normal"/>
    </style:style>
    <style:style style:name="T137" style:family="text">
      <style:text-properties style:font-name="Handwriting" fo:font-size="12pt" fo:font-style="normal" officeooo:rsid="00e6a7f5" style:font-size-asian="12pt" style:font-style-asian="normal" style:font-size-complex="12pt" style:font-style-complex="normal"/>
    </style:style>
    <style:style style:name="T138" style:family="text">
      <style:text-properties style:font-name="Handwriting" fo:font-size="12pt" fo:font-style="normal" officeooo:rsid="00f78458" style:font-size-asian="12pt" style:font-style-asian="normal" style:font-size-complex="12pt" style:font-style-complex="normal"/>
    </style:style>
    <style:style style:name="T139" style:family="text">
      <style:text-properties style:font-name="Handwriting" fo:font-size="12pt" fo:font-style="normal" officeooo:rsid="0121bcf9" style:font-size-asian="12pt" style:font-style-asian="normal" style:font-size-complex="12pt" style:font-style-complex="normal"/>
    </style:style>
    <style:style style:name="T140" style:family="text">
      <style:text-properties style:font-name="Handwriting" fo:font-size="12pt" fo:font-style="normal" officeooo:rsid="00f7ac82" style:font-size-asian="12pt" style:font-style-asian="normal" style:font-size-complex="12pt" style:font-style-complex="normal"/>
    </style:style>
    <style:style style:name="T141" style:family="text">
      <style:text-properties style:font-name="Handwriting" fo:font-size="12pt" fo:font-style="normal" officeooo:rsid="01223e88" style:font-size-asian="12pt" style:font-style-asian="normal" style:font-size-complex="12pt" style:font-style-complex="normal"/>
    </style:style>
    <style:style style:name="T142" style:family="text">
      <style:text-properties officeooo:rsid="0121bc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en Iala, the Years Without End</text:p>
      <text:p text:style-name="P4"><text:span text:style-name="T97">Here</text:span><text:span text:style-name="T91"> stands t</text:span><text:span text:style-name="T92">he gateway, The Moment,</text:span></text:p>
      <text:p text:style-name="P7"><text:span text:style-name="T9">W</text:span><text:span text:style-name="T8">here wings give a closing beat</text:span></text:p>
      <text:p text:style-name="P8"><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5"><text:span text:style-name="T91">H</text:span><text:span text:style-name="T89">ere, the doorstep, </text:span><text:span text:style-name="T93">where </text:span><text:span text:style-name="T89">eternity sleeps,</text:span></text:p>
      <text:p text:style-name="P9"><text:span text:style-name="T11">Trial and joy</text:span><text:span text:style-name="T13"> </text:span><text:span text:style-name="T14">are cast aside</text:span><text:span text:style-name="T15">.</text:span></text:p>
      <text:p text:style-name="P4"><text:span text:style-name="T93">B</text:span><text:span text:style-name="T91">eyond it,</text:span><text:span text:style-name="T92"> </text:span><text:span text:style-name="T94">the endless halls,</text:span><text:span text:style-name="T92"> The Eternal,</text:span></text:p>
      <text:p text:style-name="P4"><text:span text:style-name="T91">W</text:span><text:span text:style-name="T95">here </text:span><text:span text:style-name="T96">they</text:span><text:span text:style-name="T95"> wander evermore</text:span><text:span text:style-name="T92">.</text:span></text:p>
      <text:p text:style-name="P10"/>
      <text:p text:style-name="P12"><text:span text:style-name="T1">Andolem was pulled from </text:span><text:span text:style-name="T81">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83">The sundering was echoed by the will of Onsinta, and the corpse of Corilya was molded into a </text:span><text:span text:style-name="T5">plane of</text:span><text:span text:style-name="T83"> balance to Andolem. Corilya and Andolem exist in opposition and synergy from this time forth, one a font of energy, the other an endless basin.</text:span></text:p>
      <text:p text:style-name="P12"/>
      <text:p text:style-name="P13"><text:span text:style-name="T83">A</text:span>n excerpt on Andolem’s structure, from Errata - Magic:</text:p>
      <text:p text:style-name="P14"><text:span text:style-name="T84"><text:tab/>“Andolem’s structure is significantly different to that of Mediul. The plane is split into two infinite </text:span><text:span text:style-name="T85">macrocosms</text:span><text:span text:style-name="T84">: Ad Elovii and Hel Viharok. Ad Elovii is analogous to an outer membrane that “observes” the magical energy coming into Andolem from nexus and </text:span><text:span text:style-name="T113">breaks down</text:span><text:span text:style-name="T84">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4"><text:span text:style-name="T84"><text:tab/></text:span><text:span text:style-name="T114">Matter from Mediul that enters Ad Elovii begins to evanesce; </text:span><text:span text:style-name="T115">a process that takes only a few days but often feels like </text:span><text:span text:style-name="T116">millennia.</text:span><text:span text:style-name="T114"> If that matter is connected to a nexus, only the information on the nexus and the pure magical energy that was within the being </text:span><text:span text:style-name="T117">has a chance to</text:span><text:span text:style-name="T118"> </text:span><text:span text:style-name="T114">remain, </text:span><text:span text:style-name="T118">and the process of evanescence in Ad Elovii attempts to destroy even that. A powerful being may retain some of its original persona, though, leading to them being an echo of what they once were, a sentient form of magical energy.</text:span><text:span text:style-name="T114"> </text:span><text:span text:style-name="T119">They no longer have a resonance in Corilya.</text:span><text:span text:style-name="T114"> </text:span><text:span text:style-name="T120">A </text:span><text:span text:style-name="T118">being </text:span><text:span text:style-name="T114">evanesce</text:span><text:span text:style-name="T121">d</text:span><text:span text:style-name="T114"> </text:span><text:span text:style-name="T118">in Ad Elovii </text:span><text:span text:style-name="T114">is able to </text:span><text:span text:style-name="T120">transcend into Hel Viharok</text:span><text:span text:style-name="T114">.</text:span></text:p>
      <text:p text:style-name="P14"><text:span text:style-name="T84"><text:tab/></text:span><text:span text:style-name="T86">Hel Viharok is the section of Andolem that holds all magical energy that passes through Ad Elovii. A wondrous, dark universe spans the infinite </text:span><text:span text:style-name="T87">infinities</text:span><text:span text:style-name="T86"> of Hel Viharok; </text:span><text:span text:style-name="T85">ethereal stars, colorful nebulae, </text:span><text:span text:style-name="T88">and wrathful storms</text:span><text:span text:style-name="T85"> of pure magical energy sit suspended in the dark background. </text:span><text:span text:style-name="T87">Hel Viharok is magically malleable, and many separate realms exist within it. </text:span><text:span text:style-name="T88">This is the final resting place of magical energy.”</text:span></text:p>
      <text:p text:style-name="P15"/>
      <text:p text:style-name="P16">An extension of planar traits for Ad Elovii <text:span text:style-name="T82">and Hel Viharok</text:span>:</text:p>
      <text:p text:style-name="P17"><text:soft-page-break/><text:span text:style-name="T80">Gravity:</text:span><text:span text:style-name="T122"> subjective gravity. Ad Elovii is an ethereal copy of the Material Plane composed of pseudo-substantial magical energy. </text:span><text:span text:style-name="T82">Hel Viharok is completely composed of magical energy.</text:span><text:span text:style-name="T122"> </text:span><text:span text:style-name="T82">Both are</text:span><text:span text:style-name="T122"> more illusion than reality. </text:span><text:span text:style-name="T82">They are</text:span><text:span text:style-name="T122"> realm where the persona dominates rather than the physical form. Thus, movement is subject to the wills of those traveling within it.</text:span></text:p>
      <text:p text:style-name="P18"><text:span text:style-name="T80">Time:</text:span><text:span text:style-name="T122"> timeless. </text:span><text:span text:style-name="T123">While time still seems to pass, the effects of time are </text:span><text:span text:style-name="T82">non-existent.</text:span><text:span text:style-name="T123"> A being does not age, hunger, or thirst in </text:span><text:span text:style-name="T82">Andolem</text:span><text:span text:style-name="T123">. The nature of </text:span><text:span text:style-name="T122">Ad Elovii </text:span><text:span text:style-name="T123">also allows a deeper manipulation of time. The plane</text:span><text:span text:style-name="T122"> observes the memories of the nexus that unite the three central planes and echoes them, </text:span><text:span text:style-name="T123">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9"><text:span text:style-name="T79">S</text:span><text:span text:style-name="T78">hape:</text:span> infinite. Ad Elovii, like the Mediul, is infinite. Hel Viharok is similarly infinite and contains other infinite realms within it.</text:p>
      <text:p text:style-name="P6"><text:span text:style-name="T78">Morphic trait:</text:span><text:bookmark text:name="highlyMorphic"/> <text:span text:style-name="T82">h</text:span>ighly <text:span text:style-name="T82">m</text:span>orphic. <text:span text:style-name="T82">F</text:span>eatures of <text:span text:style-name="T82">Hel Viharok and Ad Elovii </text:span>change frequently <text:span text:style-name="T82">and are made of magical energy. The plane may</text:span> react dramatically to specific spells, sentient thought, or the force of will.</text:p>
      <text:p text:style-name="P19"><text:span text:style-name="T78">Magical trait:</text:span> enhanced magic. Being a place of pure magical energy, many spells or other magical effects are more powerful and may be easier to cast.</text:p>
      <text:p text:style-name="P20"><text:span text:style-name="T78">Traversal notes</text:span><text:span text:style-name="T89">: instantaneous, normal. For outsiders in Andolem, traversal is the same as that in Mediul. </text:span><text:span text:style-name="T90">Evanesced beings or natives of Andolem can instantaneously travel through Hel Viharok with a thought, and they can travel from Hel Viharok to anywhere in Ad Elovii instantly.</text:span></text:p>
      <text:p text:style-name="P21"/>
      <text:p text:style-name="P21">Who is thrown into the Andolem from its creation?</text:p>
      <text:p text:style-name="P21">Eres</text:p>
      <text:p text:style-name="P21">Vash Bash <text:span text:style-name="T1">with Onsinta</text:span></text:p>
      <text:p text:style-name="P11">Uygun <text:span text:style-name="T2">with Avcolla</text:span></text:p>
      <text:p text:style-name="P11">Rhach Nithos</text:p>
      <text:p text:style-name="P42">Selor</text:p>
      <text:p text:style-name="P22">Artifacts:</text:p>
      <text:p text:style-name="P23">Lasafen – <text:span text:style-name="T108">destroyed, cord of Corilya </text:span><text:span text:style-name="T134">held by Eres</text:span></text:p>
      <text:p text:style-name="P24">Onsinta – <text:span text:style-name="T108">not destroyed</text:span></text:p>
      <text:p text:style-name="P24">Avcolla – <text:span text:style-name="T108">destroyed, turned into Ralun</text:span></text:p>
      <text:p text:style-name="P25"/>
      <text:p text:style-name="P14"><text:span text:style-name="T124">73,000 BBT—</text:span><text:span text:style-name="T125">Living aw</text:span><text:span text:style-name="T116">oke</text:span><text:span text:style-name="T125"> where no living should be: </text:span><text:span text:style-name="T116">d</text:span><text:span text:style-name="T125">arkness without binding or interruption. Then, in an instant, there </text:span><text:span text:style-name="T116">was</text:span><text:span text:style-name="T125"> a light in the dark—the glimmer of Onsinta </text:span><text:span text:style-name="T116">rose</text:span><text:span text:style-name="T125"> from the fingers of Vash Bash the Damned and washe</text:span><text:span text:style-name="T116">d</text:span><text:span text:style-name="T125"> slowly over the face of Eres, the Lady of Uruzil. The blood on the marble shimmer</text:span><text:span text:style-name="T116">ed</text:span><text:span text:style-name="T125"> ruby in the light, pooling around the corpse of </text:span><text:span text:style-name="T116">Ralun</text:span><text:span text:style-name="T125">, the pale spear Lasafen lying in the blood. Eres scramble</text:span><text:span text:style-name="T116">d</text:span><text:span text:style-name="T125"> and slid, her boots scratching on the marble and splashing in the blood of her brother. She grab</text:span><text:span text:style-name="T116">bed</text:span><text:span text:style-name="T125"> Lasafen and brandishe</text:span><text:span text:style-name="T116">d</text:span><text:span text:style-name="T125"> it upwards, but Vash Bash </text:span><text:span text:style-name="T116">was</text:span><text:span text:style-name="T125"> vanished by the power </text:span><text:soft-page-break/><text:span text:style-name="T125">of Onsinta. He </text:span><text:span text:style-name="T116">was</text:span><text:span text:style-name="T125"> gone, and Eres </text:span><text:span text:style-name="T116">was</text:span><text:span text:style-name="T125"> once again plunged into darkness. She st</text:span><text:span text:style-name="T116">ood</text:span><text:span text:style-name="T125"> and sp</text:span><text:span text:style-name="T116">un</text:span><text:span text:style-name="T125"> an orb of moonlight, blue as Celcerul, and thr</text:span><text:span text:style-name="T116">ew</text:span><text:span text:style-name="T125"> it from the temple rotunda. It r</text:span><text:span text:style-name="T116">ose</text:span><text:span text:style-name="T125"> above the city, and the ruins bathed in its light. The Waith on the streets blink</text:span><text:span text:style-name="T116">ed</text:span><text:span text:style-name="T125"> and </text:span><text:span text:style-name="T116">found</text:span><text:span text:style-name="T125"> themselves still facing the blood-traitors of Rhach Nithos, the Rotasere. All lower</text:span><text:span text:style-name="T116">ed</text:span><text:span text:style-name="T125"> their weapons as the island thunder</text:span><text:span text:style-name="T116">ed</text:span><text:span text:style-name="T125"> under the mighty form of Uygun, who snake</text:span><text:span text:style-name="T116">d</text:span><text:span text:style-name="T125"> his neck upwards towards the dome of black that was the sky. </text:span><text:span text:style-name="T116">He looked out over the world and called out, “This is more than night. We are in a deeper darkness…” The sky seemed opaque like black stone, and the distant sea was blurred and quiet.</text:span></text:p>
      <text:p text:style-name="P14"><text:span text:style-name="T125"><text:tab/></text:span><text:span text:style-name="T116">The Rhach Nithos whispered to </text:span><text:span text:style-name="T126">Esteon, who he had been battling,</text:span><text:span text:style-name="T116"> “What is this? What treachery ha</text:span><text:span text:style-name="T126">s</text:span><text:span text:style-name="T116"> your </text:span><text:span text:style-name="T126">teacher</text:span><text:span text:style-name="T116">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7">can you explain what is happening?”</text:span></text:p>
      <text:p text:style-name="P14"><text:span text:style-name="T127"><text:tab/>Eres looked to the giant serpent, whose edges were beginning to meld themselves into the distant sky behind them, and spoke, her voice filled with sadness. “This was </text:span><text:span text:style-name="T128">not what I wanted…Finiel, when he released the power of Corilya, it fed the black gem and made it hungrier. I believe it has devoured us. </text:span><text:span text:style-name="T129">N</text:span><text:span text:style-name="T128">ow we enter the realm of mystery; I only hope that Rinadure is safe, for we are not.”</text:span></text:p>
      <text:p text:style-name="P26"><text:tab/><text:span text:style-name="T98">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6"><text:tab/><text:span text:style-name="T98">Uygun coiled himself around </text:span><text:span text:style-name="T99">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6">Esteon came and stood beside Eres and Uygun.</text:span><text:span text:style-name="T99">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100">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6"><text:soft-page-break/><text:tab/><text:span text:style-name="T100">Eres continued, “I do not know what awaits us in this place. I do not know if we can live here as we lived before, </text:span><text:span text:style-name="T101">but we will learn. </text:span><text:span text:style-name="T102">What I do know is that none of you go alone into the coming darkness—</text:span><text:span text:style-name="T103">do not let it take you gently.”</text:span></text:p>
      <text:p text:style-name="P26"><text:tab/><text:span text:style-name="T103">The light began to fade, the people began to disappear. Eres began to sing the Vahalis, the ghostly words filling the city with pride. By the fifth verse, all were gone. Eres looked down the long street of the empty city. It was her turn.</text:span></text:p>
      <text:p text:style-name="P27"><text:tab/><text:span text:style-name="T103">The evanescence took each separately, plunging each mind into a feigned world that did not know mercy. Some suffered that world for many thousands of years, at times roiling in the pain of their own creation.</text:span></text:p>
      <text:p text:style-name="P27"/>
      <text:p text:style-name="P27"><text:span text:style-name="T103">71,000 BBT—Vash Bash saw. </text:span><text:span text:style-name="T104">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8"><text:tab/><text:span text:style-name="T104">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5">The disaster was not only for those that lived, for not only was Keleshe closed, but she was blinded! An eye had been ripped from her socket and torn asunder; the eye in which the ancestors of the Loss’kelvar lived in eternal hunt. His ancestors were lost, and the Waith caused it. </text:span><text:span text:style-name="T104">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8"><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43"/>
      <text:p text:style-name="P1">65,000 BBT-- Long did <text:span text:style-name="T110">Naa’roleith</text:span> search Andolem for Vash Bash, <text:span text:style-name="T111">and only after appealing to Herya’rosintilya was Naa’roleith able to locate the cursed being.</text:span> <text:span text:style-name="T112">Vash Bash was hiding in his dark cave-like realm when the Shard’s voice echoed from the cave entrance. Vash Bash started and turned towards the being—he should have been </text:span><text:soft-page-break/><text:span text:style-name="T112">impossible to find under the power of Onsinta! How had this person found him? </text:span>Vash Bash held Onsinta close to him.</text:p>
      <text:p text:style-name="P1"><text:tab/><text:span text:style-name="T112">Naa’roleith jauntily walked into the cave and stood in front of the horrifying visage of Vash Bash. “I am called Naa’roleith. I have a proposition for you.”</text:span></text:p>
      <text:p text:style-name="P1"><text:tab/><text:span text:style-name="T112">Vash Bash had learned the Waithi tongue and thus understood the name, but he did not know the nature of the being in front of him. He asked in a hoarse voice, “You are called Naa’roleith, yes, but who are you truly? How have you come to find me here?”</text:span></text:p>
      <text:p text:style-name="P1"><text:tab/><text:span text:style-name="T112">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9">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2"><text:tab/><text:span text:style-name="T109">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43"/>
      <text:p text:style-name="P29"><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text:span><text:soft-page-break/><text:span text:style-name="T40">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4"><text:tab/>Uygun’s body exploded with monstrous tentacles, his form took on that of a mutated monster, and he screamed into the dark though no one was listening. He dove beneath the waves and curled himself under a hidden rock and wept. <text:span text:style-name="T107">Uygun sank into his own mind and let it shape his reality. </text:span>A hand touched his back then, and it was Renno, now real. She was here with him at last!</text:p>
      <text:p text:style-name="P44"><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9"><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4"/>
      <text:p text:style-name="P30"><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30"><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30"><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text:span><text:soft-page-break/><text:span text:style-name="T27">servants rode on the wings of birds. Another form he created as well, a giant black bird to compliment the queen. This was the Rook, which he sent from the castle to do his bidding while the queen watched over the grounds.</text:span></text:p>
      <text:p text:style-name="P45"><text:tab/></text:p>
      <text:p text:style-name="P30"><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5"/>
      <text:p text:style-name="P31"><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31"><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2"/>
      <text:p text:style-name="P33"><text:span text:style-name="T130">59,000 BBT—Eres, finally, aw</text:span><text:span text:style-name="T131">oke. For fourteen millennia she grappled with her evanescence, each day facing the worst of herself. </text:span><text:span text:style-name="T132">She was one of the most powerful magic users of her people. </text:span><text:span text:style-name="T133">She pulled an Anariima from the wide bowl of the universe </text:span><text:span text:style-name="T132">and gazed upon its infinite depths. She raised the mighty city of Uruzil from the ground, </text:span><text:soft-page-break/><text:span text:style-name="T132">every brick a testament to her power. She ruled in benevolence, and was</text:span><text:span text:style-name="T131"> the teacher of thousands of acolytes that otherwise may have starved. </text:span><text:span text:style-name="T132">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6"><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4"><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7"><text:tab/>And it did,</text:p>
      <text:p text:style-name="P35"><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text:span><text:soft-page-break/><text:span text:style-name="T50">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8"><text:tab/>Eres had nothing but time.</text:p>
      <text:p text:style-name="P35"><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49"><text:tab/>The game had begun.</text:p>
      <text:p text:style-name="P50"/>
      <text:p text:style-name="P59"><text:span text:style-name="T31">5</text:span><text:span text:style-name="T16">8,000 BBT—</text:span><text:span text:style-name="T35">Eres sat in her high tower. </text:span><text:span text:style-name="T74">For the last thousand years, she studied the shadowy echoes in Ad Elovii. She recorded on tablets of black stone the effects of speaking to the nexus echoes and observed the manipulations she caused.</text:span></text:p>
      <text:p text:style-name="P36"><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text:tab/></text:span><text:span text:style-name="T16">She saw the astar tribes, the legacy that Guire had promised her people. She did not need the legacy anymore; her people’s legacy would be created and driven by her alone, not her heretical father.</text:span></text:p>
      <text:p text:style-name="P37"><text:span text:style-name="T32"><text:tab/></text:span><text:span text:style-name="T37">With a rudimentary understanding of how to communicate with those in Mediul, Eres could further her research on the possibility of leaving Andolem.</text:span></text:p>
      <text:p text:style-name="P52"/>
      <text:p text:style-name="P60"><text:span text:style-name="T135">56,000 BBT—</text:span><text:span text:style-name="T136">After millennia more, Eres made little progress in influencing the material world. It was at this time that Eres made her most significant effort to date: s</text:span><text:span text:style-name="T137">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53"/>
      <text:p text:style-name="P54"><text:soft-page-break/>54,991 BBT – Eres, with Nixia at the top of the Astalena, guided her hands and her mind towards the two points of light hidden within the field of stars.</text:p>
      <text:p text:style-name="P51"><text:tab/></text:p>
      <text:p text:style-name="P38"><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8"><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5"><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8"><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6"/>
      <text:p text:style-name="P39"><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7"/>
      <text:p text:style-name="P61"><text:span text:style-name="T138">53,420 BBT – </text:span><text:span text:style-name="T139">Having practiced Corilyan Shaping and pushed its abilities beyond any dreams of the Gwenyn, Eres finished developing the three magical methods of Andolem communion</text:span><text:span text:style-name="T140">. </text:span><text:span text:style-name="T139">As she paced in her halls, s</text:span><text:span text:style-name="T140">uddenly, she stopped. She had seen it in her head, </text:span><text:soft-page-break/><text:span text:style-name="T140">she saw the answer she sought and so much more. She smiled, finally realizing the genius of the Gwenyn who developed the mystical art. There was another way to influence Mediul, and there was a way to return. She had developed </text:span><text:span text:style-name="T141">in her thoughts </text:span><text:span text:style-name="T140">the method of creating and projecting an avatar into Andolem, and using that avatar as a foundation to transfer a Nayanzel’s persona out of Andolem.</text:span></text:p>
      <text:p text:style-name="P40"><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40"><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40"><text:span text:style-name="T71"><text:tab/>Eres took these followers and began to train those who could be trained in magic. They would be her emissaries and her influences, forming cults around Mediul to sacrifice to her, Eres. Her followers, </text:span><text:span text:style-name="T77">her scribes,</text:span><text:span text:style-name="T71">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text:p text:style-name="P58"/>
      <text:p text:style-name="P41"><text:span text:style-name="T73">5</text:span><text:span text:style-name="T16">1,000 BBT – Folly, Lineament of Certus, delves into Andolem to see firsthand the powers growing within the dark realm. The Lineament came across the forest Selora Mezh, within which Selor’s mind and power was ubiquitous. Selor, a servant of Artifex, brought forth the power of Imasteri and broke the mind of Folly. The Lineament was driven insane by the power of the artifact and was forced to remain within the dark forest, wandering foreverm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1T19:40:14.075612605</meta:creation-date>
    <meta:generator>LibreOffice/6.4.7.2$Linux_X86_64 LibreOffice_project/40$Build-2</meta:generator>
    <dc:date>2022-01-22T18:46:14.687133586</dc:date>
    <meta:editing-duration>P1DT13H44M47S</meta:editing-duration>
    <meta:editing-cycles>97</meta:editing-cycles>
    <meta:document-statistic meta:table-count="0" meta:image-count="0" meta:object-count="0" meta:page-count="11" meta:paragraph-count="81" meta:word-count="5925" meta:character-count="33158" meta:non-whitespace-character-count="27281"/>
  </office:meta>
</office:document-meta>
</file>